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fo:background-color="#D9D9D9"/>
      <style:text-properties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8.309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Tabellenmodell Feriendorfverwaltungssystem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ADDR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eet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ipCode</text:p>
          </table:table-cell>
          <table:table-cell office:value-type="string" table:style-name="ce1">
            <text:p>char(5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REA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M', 'O', 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M (Mountain), O (Ocean), C (City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SOR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NT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Visit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d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th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qrMet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sicPrice</text:p>
          </table:table-cell>
          <table:table-cell office:value-type="string" table:style-name="ce1">
            <text:p>decimal(7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30, 60 (Überprüfung der Regel durch Objektverwalte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N','C','D','M', 'B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novation), N (New Building), C (Completed), D (Demolition), M (Maintenance), B (Block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PPARTMEN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artmen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lcony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om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OUS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race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tchen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LEAN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ing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AINTENANC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intenanc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tenance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pairProtoco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enum('F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F (Finished), O (Open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TRUCCHAN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n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CRAFTSERV.CraftServ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PER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rstName</text:p>
          </table:table-cell>
          <table:table-cell office:value-type="string" table:style-name="ce1">
            <text:p>varchar(3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ast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eOfBirth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countType</text:p>
          </table:table-cell>
          <table:table-cell office:value-type="string" table:style-name="ce1">
            <text:p>enum('A','G','E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G (Guest), E (Employe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Hash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MP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ag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GUES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DMI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ERSONMOD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5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MODE.Mode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BOOK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Booking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ymentStatus</text:p>
          </table:table-cell>
          <table:table-cell office:value-type="string" table:style-name="ce1">
            <text:p>enum('O','P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O (Open), P (Payed), C (Cancell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GUEST.Guest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OOKINGDETAI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Detai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BOOKING.Booking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URCHARGE.Surcharge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Price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B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served), B (Booked), C (Cancelled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URCHAR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cent</text:p>
          </table:table-cell>
          <table:table-cell office:value-type="string" table:style-name="ce1">
            <text:p>decimal(5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EASON.Sea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berOfVisitor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EASO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S', 'W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S (Summer), W (Winter), O (Offseason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RAFTSERV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ODE<text:s/>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enum('A','C','M','Mgr','R','B','G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C (Cleaning), M (Maintenance), Mgr (Manager), R (Rental), B (Booking), G (Gues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Emp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Guest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CleaningPla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portDamage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ctivate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eNewBuildingProcess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NewBuilding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Max</meta:initial-creator>
    <dc:creator>max.schelenz</dc:creator>
    <meta:creation-date>2022-06-14T13:01:05Z</meta:creation-date>
    <dc:date>2023-01-03T21:12:05Z</dc:date>
    <meta:editing-cycles>4</meta:editing-cycles>
    <meta:editing-duration>PT0S</meta:editing-duration>
    <meta:user-defined meta:name="AppVersion">16.0300</meta:user-defined>
  </office:meta>
</office:document-meta>
</file>